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.331cm"/>
    </style:style>
    <style:style style:name="P1" style:family="paragraph">
      <style:text-properties fo:font-family="'ＭＳ Ｐゴシック'" style:font-family-generic="modern" style:font-pitch="variable" fo:font-size="96pt" fo:font-weight="bold" style:font-size-asian="96pt" style:font-weight-asian="bold" style:font-size-complex="96pt" style:font-weight-complex="bold"/>
    </style:style>
    <style:style style:name="P2" style:family="paragraph">
      <style:text-properties fo:font-size="96pt" fo:font-weight="bold" style:font-size-asian="96pt" style:font-weight-asian="bold" style:font-size-complex="96pt" style:font-weight-complex="bold"/>
    </style:style>
    <style:style style:name="P3" style:family="paragraph"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text-properties fo:font-size="44pt" fo:font-weight="bold" style:font-size-asian="44pt" style:font-weight-asian="bold" style:font-size-complex="44pt" style:font-weight-complex="bold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family="'Khmer UI'" style:font-family-generic="swiss" style:font-pitch="variable" fo:font-size="32pt" fo:font-weight="bold" style:font-family-asian="'Khmer UI'" style:font-family-generic-asian="swiss" style:font-pitch-asian="variable" style:font-size-asian="32pt" style:font-weight-asian="bold" style:font-size-complex="32pt" style:font-weight-complex="bold"/>
    </style:style>
    <style:style style:name="P9" style:family="paragraph">
      <style:text-properties fo:font-size="32pt" style:font-size-asian="32pt" style:font-size-complex="32pt"/>
    </style:style>
    <style:style style:name="T1" style:family="text">
      <style:text-properties fo:font-family="'ＭＳ ゴシック'" style:font-family-generic="modern" style:font-pitch="fixed" style:font-family-asian="'ＭＳ ゴシック'" style:font-family-generic-asian="modern" style:font-pitch-asian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694cm" svg:height="4.036cm" svg:x="5.306cm" svg:y="8.5cm">
          <draw:text-box>
            <text:p text:style-name="P1">C#班（笑）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0.847cm" svg:height="4.036cm" svg:x="3.653cm" svg:y="8.464cm">
          <draw:text-box>
            <text:p text:style-name="P2">まずはじめに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3" draw:layer="layout" svg:width="25.966cm" svg:height="2.143cm" svg:x="1cm" svg:y="9.5cm">
          <draw:text-box>
            <text:p text:style-name="P3">まだ動くものを作れてません（汗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4" draw:layer="layout" svg:width="21.814cm" svg:height="1.987cm" svg:x="2.686cm" svg:y="10cm">
          <draw:text-box>
            <text:p text:style-name="P4"><text:span text:style-name="T1">とりあえず</text:span>C#に触れてみて・・・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5" draw:layer="layout" svg:width="25.204cm" svg:height="1.301cm" svg:x="0.796cm" svg:y="3.699cm">
          <draw:text-box>
            <text:p text:style-name="P5">・確かにJavaに近いところがあり、書きやすい部分は多い</text:p>
          </draw:text-box>
        </draw:frame>
        <draw:frame draw:style-name="gr1" draw:text-style-name="P6" draw:layer="layout" svg:width="21.775cm" svg:height="1.216cm" svg:x="1cm" svg:y="7.284cm">
          <draw:text-box>
            <text:p text:style-name="P6">・同名のライブラリなどもありサクサク進むときは進む</text:p>
          </draw:text-box>
        </draw:frame>
        <draw:frame draw:style-name="gr1" draw:text-style-name="P6" draw:layer="layout" svg:width="20.924cm" svg:height="1.216cm" svg:x="1.076cm" svg:y="10.5cm">
          <draw:text-box>
            <text:p text:style-name="P6">・検索すればどうやればいいのかはだいたい出てくる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14.066cm" svg:height="4.036cm" svg:x="7.434cm" svg:y="8.964cm">
          <draw:text-box>
            <text:p text:style-name="P2">が！！！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5" draw:layer="layout" svg:width="19.637cm" svg:height="1.301cm" svg:x="2.863cm" svg:y="3cm">
          <draw:text-box>
            <text:p text:style-name="P5">・そもそもJavaで本の内容が理解できてない</text:p>
          </draw:text-box>
        </draw:frame>
        <draw:frame draw:style-name="gr1" draw:text-style-name="P5" draw:layer="layout" svg:width="23.363cm" svg:height="2.351cm" svg:x="2.637cm" svg:y="6.5cm">
          <draw:text-box>
            <text:p text:style-name="P5">・Javaで書かれたコードで分からない部分があるため</text:p>
            <text:p text:style-name="P5">　対応するものを書くことが出来ない</text:p>
          </draw:text-box>
        </draw:frame>
        <draw:frame draw:style-name="gr1" draw:text-style-name="P7" draw:layer="layout" svg:width="24.097cm" svg:height="1.377cm" svg:x="2.5cm" svg:y="11.199cm">
          <draw:text-box>
            <text:p text:style-name="P7">・C#を熟知している人がいないため、あばばばばば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～今後どうすれば～</text:p>
          </draw:text-box>
        </draw:frame>
        <draw:frame presentation:style-name="pr4" xml:id="id3" draw:id="id3" draw:layer="layout" svg:width="25.199cm" svg:height="8.331cm" svg:x="1.301cm" svg:y="8.669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>C案：C#班の解体</text:p>
              </text:list-header>
            </text:list>
          </draw:text-box>
        </draw:frame>
        <draw:frame draw:style-name="gr1" draw:text-style-name="P8" xml:id="id1" draw:id="id1" draw:layer="layout" svg:width="20.921cm" svg:height="2.807cm" svg:x="2cm" svg:y="5cm">
          <draw:text-box>
            <text:list text:style-name="L1">
              <text:list-header>
                <text:p text:style-name="P8">A案：誰かC#マスターの人を見つけて</text:p>
                <text:p text:style-name="P8">　　　質問する。</text:p>
              </text:list-header>
            </text:list>
          </draw:text-box>
        </draw:frame>
        <draw:frame draw:style-name="gr1" draw:text-style-name="P9" xml:id="id2" draw:id="id2" draw:layer="layout" svg:width="24.578cm" svg:height="2.783cm" svg:x="1.922cm" svg:y="10.217cm">
          <draw:text-box>
            <text:list text:style-name="L1">
              <text:list-header>
                <text:p text:style-name="P9">B案：C#の勉強として別の課題をやり発表。</text:p>
                <text:p text:style-name="P9">　　　stone言語のコードは一応書き続ける。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" smil:attributeName="visibility" smil:to="visible"/>
                  <anim:animateTransform smil:begin="0s" smil:dur="1s" smil:fill="hold" smil:decelerate="0.5" smil:targetElement="id1" smil:from="2.5,2.5" smil:to="1,1" smil:attributeName="transform" svg:type="scale"/>
                  <anim:animateMotion smil:begin="0s" smil:dur="1s" smil:fill="hold" smil:decelerate="0.5" smil:targetElement="id1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" smil:attributeName="visibility" smil:to="visible"/>
                  <anim:animateTransform smil:begin="0s" smil:dur="1s" smil:fill="hold" smil:decelerate="0.5" smil:targetElement="id2" smil:from="2.5,2.5" smil:to="1,1" smil:attributeName="transform" svg:type="scale"/>
                  <anim:animateMotion smil:begin="0s" smil:dur="1s" smil:fill="hold" smil:decelerate="0.5" smil:targetElement="id2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3" smil:attributeName="visibility" smil:to="visible"/>
                  <anim:animateTransform smil:begin="0s" smil:dur="1s" smil:fill="hold" smil:decelerate="0.5" smil:targetElement="id3" smil:from="2.5,2.5" smil:to="1,1" smil:attributeName="transform" svg:type="scale"/>
                  <anim:animateMotion smil:begin="0s" smil:dur="1s" smil:fill="hold" smil:decelerate="0.5" smil:targetElement="id3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1H48M43S</meta:editing-duration>
    <meta:editing-cycles>8</meta:editing-cycles>
    <meta:generator>OpenOffice.org/3.3$Win32 OpenOffice.org_project/330m20$Build-9567</meta:generator>
    <dc:date>2012-10-18T14:01:30.56</dc:date>
    <dc:creator>uetake jun</dc:creator>
    <meta:document-statistic meta:object-count="52"/>
  </office:meta>
</office:document-meta>
</file>